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0000001660000007732B552A2F0D56285.jpg" manifest:media-type="image/jpeg"/>
  <manifest:file-entry manifest:full-path="Pictures/10000201000000740000006FA010B2F770C25240.png" manifest:media-type="image/png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8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91cm"/>
    </style:style>
    <style:style style:name="Tabella1.B" style:family="table-column">
      <style:table-column-properties style:column-width="1.085cm"/>
    </style:style>
    <style:style style:name="Tabella1.C" style:family="table-column">
      <style:table-column-properties style:column-width="0.998cm"/>
    </style:style>
    <style:style style:name="Tabella1.D" style:family="table-column">
      <style:table-column-properties style:column-width="0.801cm"/>
    </style:style>
    <style:style style:name="Tabella1.E" style:family="table-column">
      <style:table-column-properties style:column-width="2.196cm"/>
    </style:style>
    <style:style style:name="Tabella1.F" style:family="table-column">
      <style:table-column-properties style:column-width="1.005cm"/>
    </style:style>
    <style:style style:name="Tabella1.G" style:family="table-column">
      <style:table-column-properties style:column-width="0.991cm"/>
    </style:style>
    <style:style style:name="Tabella1.H" style:family="table-column">
      <style:table-column-properties style:column-width="1.998cm"/>
    </style:style>
    <style:style style:name="Tabella1.I" style:family="table-column">
      <style:table-column-properties style:column-width="0.714cm"/>
    </style:style>
    <style:style style:name="Tabella1.J" style:family="table-column">
      <style:table-column-properties style:column-width="2.281cm"/>
    </style:style>
    <style:style style:name="Tabella1.K" style:family="table-column">
      <style:table-column-properties style:column-width="1cm"/>
    </style:style>
    <style:style style:name="Tabella1.L" style:family="table-column">
      <style:table-column-properties style:column-width="3.997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cm" fo:border="0.05pt solid #000000">
        <style:background-image/>
      </style:table-cell-properties>
    </style:style>
    <style:style style:name="Tabella1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cm" fo:border="0.05pt solid #000000"/>
    </style:style>
    <style:style style:name="Tabella1.A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4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la1.5" style:family="table-row">
      <style:table-row-properties style:min-row-height="0.139cm"/>
    </style:style>
    <style:style style:name="Tabella1.A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33cm"/>
    </style:style>
    <style:style style:name="Tabella1.A6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63cm"/>
    </style:style>
    <style:style style:name="Tabella1.A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G16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J16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K16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17" style:family="table-row">
      <style:table-row-properties style:min-row-height="0.161cm"/>
    </style:style>
    <style:style style:name="Tabella1.A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G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J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K17" style:family="table-cell">
      <style:table-cell-properties style:vertical-align="" fo:padding="0cm" fo:border="0.05pt solid #000000"/>
    </style:style>
    <style:style style:name="Tabella1.A1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0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1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C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F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I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L2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C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F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I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L24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6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D2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2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K2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9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D29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29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K2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30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1" style:family="table-row">
      <style:table-row-properties style:min-row-height="0.596cm"/>
    </style:style>
    <style:style style:name="Tabella1.A31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3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3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37" style:family="table-cell">
      <style:table-cell-properties style:vertical-align="middle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H37" style:family="table-cell">
      <style:table-cell-properties style:vertical-align="middle"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1cb6bb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Ubuntu Light1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Ubuntu Light1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1" fo:font-size="12pt" fo:font-weight="bold" style:font-size-asian="10.5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831aa" officeooo:paragraph-rsid="000831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bold" officeooo:paragraph-rsid="001d28e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5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1" fo:font-size="10pt" fo:font-weight="bold" officeooo:paragraph-rsid="0005f0db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3.282cm"/>
        </style:tab-stops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1" fo:font-size="10pt" fo:font-weight="bold" officeooo:paragraph-rsid="0005f0d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3.309cm"/>
        </style:tab-stops>
      </style:paragraph-properties>
      <style:text-properties style:font-name="Ubuntu Light1" fo:font-size="10pt" fo:font-weight="bold" officeooo:rsid="0005f0db" officeooo:paragraph-rsid="0005f0db" style:font-size-asian="10pt" style:font-weight-asian="bold" style:font-size-complex="10pt" style:font-weight-complex="bold"/>
    </style:style>
    <style:style style:name="P31" style:family="paragraph" style:parent-style-name="Table_20_Contents" style:master-page-name="">
      <style:paragraph-properties fo:margin-left="0cm" fo:margin-right="0.026cm" fo:margin-top="0cm" fo:margin-bottom="0.3cm" loext:contextual-spacing="false" fo:text-align="start" style:justify-single-word="false" fo:text-indent="0cm" style:auto-text-indent="false" style:page-number="auto" style:shadow="none">
        <style:tab-stops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Ubuntu Light1" fo:font-size="10pt" fo:font-weight="bold" officeooo:rsid="001ee558" officeooo:paragraph-rsid="001ee558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paragraph-rsid="001f75f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rsid="001f75fd" officeooo:paragraph-rsid="001f75f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bold" officeooo:rsid="001f75fd" officeooo:paragraph-rsid="001f75f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rsid="00217249" officeooo:paragraph-rsid="001f75f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normal" officeooo:rsid="00217249" officeooo:paragraph-rsid="001f75fd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rsid="00217249" officeooo:paragraph-rsid="001f75fd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paragraph-rsid="001f75fd" style:font-size-asian="10pt" style:font-weight-asian="normal" style:font-size-complex="1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fo:color="#ff0000" style:font-name="Ubuntu Light1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color="#ff0000" style:font-name="Ubuntu Light1" fo:font-size="15pt" fo:font-weight="normal" officeooo:rsid="001d9430" style:font-size-asian="15pt" style:font-weight-asian="normal" style:font-size-complex="15pt" style:font-weight-complex="normal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6.5pt" style:font-size-asian="16.5pt" style:font-size-complex="16.5pt"/>
    </style:style>
    <style:style style:name="T9" style:family="text">
      <style:text-properties fo:color="#ff3333" style:font-name="Ubuntu Light" fo:font-size="16.5pt" officeooo:rsid="007b372c" style:font-size-asian="16.5pt" style:font-size-complex="16.5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5f0db"/>
    </style:style>
    <style:style style:name="T12" style:family="text">
      <style:text-properties officeooo:rsid="001ee5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row table:style-name="Tabella1.1">
          <table:table-cell table:style-name="Tabella1.A1" office:value-type="string">
            <text:p text:style-name="P7">Progressivo</text:p>
          </table:table-cell>
          <table:table-cell table:style-name="Tabella1.A1" table:number-columns-spanned="3" office:value-type="string">
            <text:p text:style-name="P7">Data</text:p>
          </table:table-cell>
          <table:covered-table-cell/>
          <table:covered-table-cell/>
          <table:table-cell table:style-name="Tabella1.E1" table:number-columns-spanned="8" office:value-type="string">
            <text:p text:style-name="P7">Ente propon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8"><text:placeholder text:placeholder-type="text">&lt;o.ref&gt;</text:placeholder></text:p>
          </table:table-cell>
          <table:table-cell table:style-name="Tabella1.B2" table:number-columns-spanned="3" office:value-type="string">
            <text:p text:style-name="P18"><text:placeholder text:placeholder-type="text">&lt;formatLang(o.date, date=True) if o.date else ''&gt;</text:placeholder></text:p>
          </table:table-cell>
          <table:covered-table-cell/>
          <table:covered-table-cell/>
          <table:table-cell table:style-name="Tabella1.E2" table:number-columns-spanned="8" office:value-type="string">
            <text:p text:style-name="P17"><text:placeholder text:placeholder-type="text">&lt;o.proposing_entity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12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7" office:value-type="string">
            <text:p text:style-name="P8">Origine: <text:span text:style-name="T10"><text:placeholder text:placeholder-type="text">&lt;get_selection_item(o,'origin') if o.origin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4" table:number-columns-spanned="5" office:value-type="string">
            <text:p text:style-name="P10"><text:placeholder text:placeholder-type="text">&lt;'Altro: %s' % (o.origin_other) if o.origin == 'other' and o.origin_other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3" table:number-columns-spanned="12" office:value-type="string">
            <text:p text:style-name="P15"><text:placeholder text:placeholder-type="text">&lt;if test="o.proposed_subjec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12" office:value-type="string">
            <text:p text:style-name="P32">DESCRIZIONE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12" office:value-type="string">
            <text:p text:style-name="P19"><text:placeholder text:placeholder-type="text">&lt;o.proposed_subject if o.proposed_subject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3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12" office:value-type="string">
            <text:p text:style-name="P15"><text:placeholder text:placeholder-type="text">&lt;if test="o.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2" office:value-type="string">
            <text:p text:style-name="P16">ANALISI DELLE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12" office:value-type="string">
            <text:p text:style-name="P23"><text:placeholder text:placeholder-type="text">&lt;o.note if o.not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2" office:value-type="string">
            <text:p text:style-name="P15"><text:placeholder text:placeholder-type="text">&lt;if test="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2" office:value-type="string">
            <text:p text:style-name="P12">PIANIFICAZIONE INTERVENTI <text:span text:style-name="T12">E VERIFICA DELL’EFFICACI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12" office:value-type="string">
            <text:p text:style-name="P37"><text:placeholder text:placeholder-type="text">&lt;for each="line in o.intervent_planne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6" office:value-type="string">
            <text:p text:style-name="P32">Interven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6" table:number-columns-spanned="3" office:value-type="string">
            <text:p text:style-name="P7">Responsabile</text:p>
          </table:table-cell>
          <table:covered-table-cell/>
          <table:covered-table-cell/>
          <table:table-cell table:style-name="Tabella1.J16" office:value-type="string">
            <text:p text:style-name="P7">Scadenza</text:p>
          </table:table-cell>
          <table:table-cell table:style-name="Tabella1.K16" table:number-columns-spanned="2" office:value-type="string">
            <text:p text:style-name="P7">Firma</text:p>
          </table:table-cell>
          <table:covered-table-cell/>
        </table:table-row>
        <table:table-row table:style-name="Tabella1.17">
          <table:table-cell table:style-name="Tabella1.A17" table:number-columns-spanned="6" office:value-type="string">
            <text:p text:style-name="P38"><text:placeholder text:placeholder-type="text">&lt;line.planned_activity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7" table:number-columns-spanned="3" office:value-type="string">
            <text:p text:style-name="P39"><text:placeholder text:placeholder-type="text">&lt;line.responsible_treatment.name&gt;</text:placeholder></text:p>
          </table:table-cell>
          <table:covered-table-cell/>
          <table:covered-table-cell/>
          <table:table-cell table:style-name="Tabella1.J17" office:value-type="string">
            <text:p text:style-name="P40"><text:placeholder text:placeholder-type="text">&lt;formatLang(line.deadline, date=True) if line.deadline else ''&gt;</text:placeholder></text:p>
          </table:table-cell>
          <table:table-cell table:style-name="Tabella1.K17" table:number-columns-spanned="2" office:value-type="string">
            <text:p text:style-name="P9"/>
          </table:table-cell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35">FIRMA RA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35">FIRMA RD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36">PIANIFICAZIONE DELLA VERIFICA DELL’EFFETTUAZIONE DEGLI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37"><text:placeholder text:placeholder-type="text">&lt;for each="line in o.intervent_verify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I23" table:number-columns-spanned="2" office:value-type="string">
            <text:p text:style-name="P35">Data pianificata per la verifica</text:p>
          </table:table-cell>
          <table:covered-table-cell/>
          <table:table-cell table:style-name="Tabella1.I23" table:number-columns-spanned="3" office:value-type="string">
            <text:p text:style-name="P35">Intervento da verificare</text:p>
          </table:table-cell>
          <table:covered-table-cell/>
          <table:covered-table-cell/>
          <table:table-cell table:style-name="Tabella1.I23" table:number-columns-spanned="3" office:value-type="string">
            <text:p text:style-name="P35">Data della verifica</text:p>
          </table:table-cell>
          <table:covered-table-cell/>
          <table:covered-table-cell/>
          <table:table-cell table:style-name="Tabella1.I23" table:number-columns-spanned="3" office:value-type="string">
            <text:p text:style-name="P35">Descrizione/Note</text:p>
          </table:table-cell>
          <table:covered-table-cell/>
          <table:covered-table-cell/>
          <table:table-cell table:style-name="Tabella1.L23" office:value-type="string">
            <text:p text:style-name="P35">Firma di RAQ</text:p>
          </table:table-cell>
        </table:table-row>
        <table:table-row table:style-name="Tabella1.1">
          <table:table-cell table:style-name="Tabella1.I24" table:number-columns-spanned="2" office:value-type="string">
            <text:p text:style-name="P39"><text:placeholder text:placeholder-type="text">&lt;formatLang(line.scheduled_date, date=True) if line.scheduled_date else ''&gt;</text:placeholder></text:p>
          </table:table-cell>
          <table:covered-table-cell/>
          <table:table-cell table:style-name="Tabella1.I24" table:number-columns-spanned="3" office:value-type="string">
            <text:p text:style-name="P38"><text:placeholder text:placeholder-type="text">&lt;line.activities_check&gt;</text:placeholder></text:p>
          </table:table-cell>
          <table:covered-table-cell/>
          <table:covered-table-cell/>
          <table:table-cell table:style-name="Tabella1.I24" table:number-columns-spanned="3" office:value-type="string">
            <text:p text:style-name="P39"><text:placeholder text:placeholder-type="text">&lt;formatLang(line.date, date=True) if line.date else ''&gt;</text:placeholder></text:p>
          </table:table-cell>
          <table:covered-table-cell/>
          <table:covered-table-cell/>
          <table:table-cell table:style-name="Tabella1.I24" table:number-columns-spanned="3" office:value-type="string">
            <text:p text:style-name="P38"><text:placeholder text:placeholder-type="text">&lt;line.note&gt;</text:placeholder></text:p>
          </table:table-cell>
          <table:covered-table-cell/>
          <table:covered-table-cell/>
          <table:table-cell table:style-name="Tabella1.L24" office:value-type="string">
            <text:p text:style-name="P20"/>
          </table:table-cell>
        </table:table-row>
        <table:table-row table:style-name="Tabella1.1">
          <table:table-cell table:style-name="Tabella1.A30" table:number-columns-spanned="12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36">PIANIFICAZIONE DELLA VERIFICA DELL’EFFICACIA DEGLI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7" table:number-columns-spanned="12" office:value-type="string">
            <text:p text:style-name="P37"><text:placeholder text:placeholder-type="text">&lt;for each="line in o.intervent_valut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H28" table:number-columns-spanned="3" office:value-type="string">
            <text:p text:style-name="P35">Data pianificata per la verifica</text:p>
          </table:table-cell>
          <table:covered-table-cell/>
          <table:covered-table-cell/>
          <table:table-cell table:style-name="Tabella1.H28" table:number-columns-spanned="4" office:value-type="string">
            <text:p text:style-name="P35">Data della verifica</text:p>
          </table:table-cell>
          <table:covered-table-cell/>
          <table:covered-table-cell/>
          <table:covered-table-cell/>
          <table:table-cell table:style-name="Tabella1.H28" table:number-columns-spanned="3" office:value-type="string">
            <text:p text:style-name="P35">Descrizione/Note</text:p>
          </table:table-cell>
          <table:covered-table-cell/>
          <table:covered-table-cell/>
          <table:table-cell table:style-name="Tabella1.K28" table:number-columns-spanned="2" office:value-type="string">
            <text:p text:style-name="P35">Firma di RAQ</text:p>
          </table:table-cell>
          <table:covered-table-cell/>
        </table:table-row>
        <table:table-row table:style-name="Tabella1.1">
          <table:table-cell table:style-name="Tabella1.H29" table:number-columns-spanned="3" office:value-type="string">
            <text:p text:style-name="P39"><text:placeholder text:placeholder-type="text">&lt;formatLang(line.scheduled_date, date=True) if line.scheduled_date else ''&gt;</text:placeholder></text:p>
          </table:table-cell>
          <table:covered-table-cell/>
          <table:covered-table-cell/>
          <table:table-cell table:style-name="Tabella1.H29" table:number-columns-spanned="4" office:value-type="string">
            <text:p text:style-name="P39"><text:placeholder text:placeholder-type="text">&lt;formatLang(line.date, date=True) if line.date else ''&gt;</text:placeholder></text:p>
          </table:table-cell>
          <table:covered-table-cell/>
          <table:covered-table-cell/>
          <table:covered-table-cell/>
          <table:table-cell table:style-name="Tabella1.H29" table:number-columns-spanned="3" office:value-type="string">
            <text:p text:style-name="P38"><text:placeholder text:placeholder-type="text">&lt;line.note&gt;</text:placeholder></text:p>
          </table:table-cell>
          <table:covered-table-cell/>
          <table:covered-table-cell/>
          <table:table-cell table:style-name="Tabella1.K29" table:number-columns-spanned="2" office:value-type="string">
            <text:p text:style-name="P20"/>
          </table:table-cell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2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31">
          <table:table-cell table:style-name="Tabella1.A32" table:number-columns-spanned="12" office:value-type="string">
            <text:p text:style-name="P22"><text:placeholder text:placeholder-type="text">&lt;if test="o.esit_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6" table:number-columns-spanned="12" office:value-type="string">
            <text:p text:style-name="P13">CONTROLLO ES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9">Giudizio: <text:span text:style-name="T10"><text:placeholder text:placeholder-type="text">&lt;o.esit_not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15"><text:placeholder text:placeholder-type="text">&lt;if test="o.child_id.ref or o.closed_da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37" table:number-columns-spanned="7" office:value-type="string">
            <text:p text:style-name="P14"><text:placeholder text:placeholder-type="text">&lt;'Nuova Azione Correttiva/Preventiva nr: %s del %s' % (o.child_id.ref, formatLang(o.date, date=True)) if o.date and o.child_i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37" table:number-columns-spanned="5" office:value-type="string">
            <text:p text:style-name="P14"><text:placeholder text:placeholder-type="text">&lt;' Azione chiusa il %s' %(formatLang(o.closed_date, date=True)) if o.closed_date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ext:p text:style-name="P27"><text:tab/><text:span text:style-name="T11">Firma RDQ</text:span></text:p>
      <text:p text:style-name="P28"><text:tab/>_______________________________</text:p>
      <text:p text:style-name="P25"/>
      <text:p text:style-name="P30"><text:tab/>Firma RAQ</text:p>
      <text:p text:style-name="P29"><text:tab/>_______________________________</text:p>
      <text:p text:style-name="P2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1cb6bb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1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color="#ff3333" style:font-name="Ubuntu Light" fo:font-size="16.5pt" officeooo:rsid="007b372c" style:font-size-asian="16.5pt" style:font-size-complex="16.5pt"/>
    </style:style>
    <style:style style:name="M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MT6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MT7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MT8" style:family="text">
      <style:text-properties fo:color="#ff0000"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fo:color="#ff0000" style:font-name="Ubuntu Light1" fo:font-size="15pt" fo:font-weight="normal" officeooo:rsid="001d943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x="16.686cm" svg:y="0.131cm" svg:width="2.342cm" svg:height="2.242cm" draw:z-index="3"><draw:image xlink:href="Pictures/10000201000000740000006FA010B2F770C25240.png" xlink:type="simple" xlink:show="embed" xlink:actuate="onLoad" loext:mime-type="image/png"/></draw:frame></text:p>
        <text:p text:style-name="MP2"><draw:frame draw:style-name="Mfr1" draw:name="immagini1" text:anchor-type="paragraph" svg:x="10.643cm" svg:y="0.099cm" svg:width="5.68cm" svg:height="1.891cm" draw:z-index="1"><draw:image xlink:href="Pictures/10000000000001660000007732B552A2F0D56285.jpg" xlink:type="simple" xlink:show="embed" xlink:actuate="onLoad" loext:mime-type="image/jpeg"/></draw:frame></text:p>
        <text:p text:style-name="MP3"><text:span text:style-name="MT1"><text:s text:c="8"/>General Food SPA</text:span><text:span text:style-name="MT2"><text:tab/><text:tab/></text:span></text:p>
        <text:p text:style-name="MP4"><text:s/><text:span text:style-name="MT3">Report: </text:span><text:span text:style-name="MT4"><text:placeholder text:placeholder-type="text">&lt;'Azione Correttiva' if o.type == 'corrective' else ('Azione Preventiva' if o.type == 'preventive' else 'Intervento Migliorativo')&gt;</text:placeholder></text:span></text:p>
        <text:p text:style-name="MP5"><text:span text:style-name="MT5"><text:s text:c="6"/></text:span><text:span text:style-name="MT6"><text:s/></text:span><text:span text:style-name="MT7"><text:s text:c="4"/></text:span><text:span text:style-name="MT8">(Ver. 1.</text:span><text:span text:style-name="MT9">1</text:span><text:span text:style-name="MT8"> del </text:span><text:span text:style-name="MT9">05/12/2019</text:span><text:span text:style-name="MT8">)</text:span></text:p>
      </style:header>
      <style:footer>
        <text:p text:style-name="MP6"><text:s text:c="4"/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2-11T16:01:46.296138354</dc:date>
    <meta:editing-duration>P1DT13H33M32S</meta:editing-duration>
    <meta:editing-cycles>376</meta:editing-cycles>
    <meta:generator>LibreOffice/6.0.7.3$Linux_x86 LibreOffice_project/00m0$Build-3</meta:generator>
    <meta:document-statistic meta:table-count="1" meta:image-count="2" meta:object-count="0" meta:page-count="2" meta:paragraph-count="70" meta:word-count="239" meta:character-count="2174" meta:non-whitespace-character-count="1974"/>
    <meta:user-defined meta:name="Info 1"/>
    <meta:user-defined meta:name="Info 2"/>
    <meta:user-defined meta:name="Info 3"/>
    <meta:user-defined meta:name="Info 4"/>
  </office:meta>
</office:document-meta>
</file>